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9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font-name="Bitstream Charter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Bitstream Charter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2.59pt" svg:height="280.71pt" svg:x="3.91pt" svg:y="199.64pt">
            <loext:p draw:notify-on-update-of-ranges="Sheet1.H4:Sheet1.H5 Sheet1.H6:Sheet1.H13 Sheet1.A6:Sheet1.A13 Sheet1.H4:Sheet1.H5 Sheet1.A6:Sheet1.A13 Sheet1.I4:Sheet1.I5 Sheet1.I6:Sheet1.I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.51pt" svg:height="10.71pt" svg:x="649.19pt" svg:y="1493.89pt">
            <loext:p draw:notify-on-update-of-ranges="Sheet1.F4:Sheet1.F5 Sheet1.F6:Sheet1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6.97pt" svg:height="278.45pt" svg:x="573.51pt" svg:y="201.17pt">
            <loext:p draw:notify-on-update-of-ranges="Sheet1.A4:Sheet1.A5 Sheet1.A6:Sheet1.A13 Sheet1.G4:Sheet1.G5 Sheet1.G6:Sheet1.G13 Sheet1.A4:Sheet1.A5 Sheet1.A6:Sheet1.A13 Sheet1.F4:Sheet1.F5 Sheet1.F6:Sheet1.F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02.5pt" svg:height="193.52pt" svg:x="613.3pt" svg:y="6.12pt">
            <loext:p draw:notify-on-update-of-ranges="Sheet1.A4:Sheet1.A5 Sheet1.A6:Sheet1.A13 Sheet1.D4:Sheet1.D5 Sheet1.D6:Sheet1.D13 Sheet1.A4:Sheet1.A5 Sheet1.A6:Sheet1.A13 Sheet1.B4:Sheet1.B5 Sheet1.B6:Sheet1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07.17pt" svg:height="200.41pt" svg:x="99.1pt" svg:y="0pt">
            <loext:p draw:notify-on-update-of-ranges="Sheet1.D4:Sheet1.D4 Sheet1.E6:Sheet1.E13 Sheet1.A6:Sheet1.A13 Sheet1.B4:Sheet1.B4 Sheet1.C6:Sheet1.C13 Sheet1.A6:Sheet1.A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Multi Robot Simulation Evaluation Sheet</text:p>
          </table:table-cell>
          <table:covered-table-cell table:number-columns-repeated="8"/>
          <table:table-cell table:style-name="ce2"/>
        </table:table-row>
        <table:table-row table:style-name="ro1">
          <table:covered-table-cell table:number-columns-repeated="9"/>
          <table:table-cell/>
        </table:table-row>
        <table:table-row table:style-name="ro2">
          <table:table-cell table:style-name="ce2" table:number-columns-spanned="9" table:number-rows-spanned="1"/>
          <table:covered-table-cell table:number-columns-repeated="8"/>
          <table:table-cell/>
        </table:table-row>
        <table:table-row table:style-name="ro3">
          <table:table-cell table:style-name="ce3" office:value-type="string" calcext:value-type="string" table:number-columns-spanned="1" table:number-rows-spanned="2">
            <text:p># of Robots</text:p>
          </table:table-cell>
          <table:table-cell table:style-name="ce6" office:value-type="string" calcext:value-type="string" table:number-columns-spanned="2" table:number-rows-spanned="1">
            <text:p>GZ Server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GZ Client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RAM</text:p>
          </table:table-cell>
          <table:table-cell table:style-name="ce6" office:value-type="string" calcext:value-type="string" table:number-columns-spanned="1" table:number-rows-spanned="2">
            <text:p>CPU</text:p>
          </table:table-cell>
          <table:table-cell table:style-name="ce6" office:value-type="string" calcext:value-type="string" table:number-columns-spanned="2" table:number-rows-spanned="1">
            <text:p>T.F</text:p>
          </table:table-cell>
          <table:covered-table-cell table:style-name="ce9"/>
          <table:table-cell/>
        </table:table-row>
        <table:table-row table:style-name="ro3">
          <table:covered-table-cell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Memory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Memory</text:p>
          </table:table-cell>
          <table:covered-table-cell table:number-columns-repeated="2" table:style-name="ce9"/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Min</text:p>
          </table:table-cell>
          <table:table-cell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float" office:value="8.5" calcext:value-type="float">
            <text:p>8.5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0.94" calcext:value-type="float">
            <text:p>0.94</text:p>
          </table:table-cell>
          <table:table-cell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.21" calcext:value-type="float">
            <text:p>2.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.24" calcext:value-type="float">
            <text:p>4.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0.94" calcext:value-type="float">
            <text:p>0.94</text:p>
          </table:table-cell>
          <table:table-cell table:style-name="ce8" office:value-type="float" office:value="0.88" calcext:value-type="float">
            <text:p>0.88</text:p>
          </table:table-cell>
          <table:table-cell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83" calcext:value-type="float">
            <text:p>0.83</text:p>
          </table:table-cell>
          <table:table-cell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65" calcext:value-type="float">
            <text:p>0.65</text:p>
          </table:table-cell>
          <table:table-cell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65" calcext:value-type="float">
            <text:p>2.6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62" calcext:value-type="float">
            <text:p>0.62</text:p>
          </table:table-cell>
          <table:table-cell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28" calcext:value-type="float">
            <text:p>5.2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2" calcext:value-type="float">
            <text:p>0.52</text:p>
          </table:table-cell>
          <table:table-cell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44" calcext:value-type="float">
            <text:p>0.44</text:p>
          </table:table-cell>
          <table:table-cell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.74" calcext:value-type="float">
            <text:p>2.7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office:value-type="float" office:value="0.41" calcext:value-type="float">
            <text:p>0.41</text:p>
          </table:table-cell>
          <table:table-cell/>
        </table:table-row>
        <table:table-row table:style-name="ro2">
          <table:table-cell table:style-name="ce5" table:number-columns-spanned="9" table:number-rows-spanned="28"/>
          <table:covered-table-cell table:number-columns-repeated="8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15:42:52.510590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5:01:55.142895008</meta:creation-date>
    <dc:date>2018-08-15T17:51:58.307629790</dc:date>
    <meta:editing-duration>PT1H36M51S</meta:editing-duration>
    <meta:editing-cycles>12</meta:editing-cycles>
    <meta:generator>LibreOffice/5.1.6.2$Linux_X86_64 LibreOffice_project/10m0$Build-2</meta:generator>
    <meta:document-statistic meta:table-count="1" meta:cell-count="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48cm" svg:height="9.904cm" xlink:href=".." xlink:type="simple" chart:class="chart:scatter" chart:style-name="ch1">
        <chart:title svg:x="8.134cm" svg:y="0.334cm" chart:style-name="ch2">
          <text:p>Time Factor (T.F)</text:p>
        </chart:title>
        <chart:legend svg:x="15.029cm" svg:y="2.178cm" style:legend-expansion="custom" chartooo:width="3.638cm" chartooo:height="1.206cm" style:legend-expansion-aspect-ratio="3.01658374792703" chart:style-name="ch3"/>
        <chart:plot-area chart:style-name="ch4" table:cell-range-address="Sheet1.A6:Sheet1.A13 Sheet1.H4:Sheet1.I13" chart:data-source-has-labels="row" svg:x="0.569cm" svg:y="1.98cm" svg:width="18.83cm" svg:height="7.134cm">
          <chartooo:coordinate-region svg:x="1.296cm" svg:y="2.179cm" svg:width="17.916cm" svg:height="6.288cm"/>
          <chart:axis chart:dimension="x" chart:name="primary-x" chart:style-name="ch5">
            <chart:title svg:x="9.411cm" svg:y="9.312cm" chart:style-name="ch6">
              <text:p>Robot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6:Sheet1.H13" chart:label-cell-address="Sheet1.H4:Sheet1.H5" chart:class="chart:scatter">
            <chart:domain table:cell-range-address="Sheet1.A6:Sheet1.A13"/>
            <chart:data-point chart:repeated="4"/>
            <chart:data-point chart:style-name="ch10" chart:repeated="2"/>
            <chart:data-point chart:repeated="2"/>
          </chart:series>
          <chart:series chart:style-name="ch11" chart:values-cell-range-address="Sheet1.I6:Sheet1.I13" chart:label-cell-address="Sheet1.I4:Sheet1.I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F Average</text:p>
                <text:list>
                  <text:list-item>
                    <text:p>T.F</text:p>
                  </text:list-item>
                  <text:list-item>
                    <text:p>Average</text:p>
                  </text:list-item>
                </text:list>
                <draw:g>
                  <svg:desc>Sheet1.H4:Sheet1.H5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heet1.I4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0.98">
                <text:p>0.98</text:p>
                <draw:g>
                  <svg:desc>Sheet1.H6:Sheet1.H13</svg:desc>
                </draw:g>
              </table:table-cell>
              <table:table-cell office:value-type="float" office:value="0.94">
                <text:p>0.94</text:p>
                <draw:g>
                  <svg:desc>Sheet1.I6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.818cm" svg:height="0.379cm" xlink:href=".." xlink:type="simple" chart:class="chart:area" chart:style-name="ch1">
        <chart:plot-area chart:style-name="ch2" table:cell-range-address="Sheet1.F4:Sheet1.F13" chart:data-source-has-labels="row" svg:x="0.036cm" svg:y="0.007cm" svg:width="1.746cm" svg:height="0.365cm">
          <chartooo:coordinate-region svg:x="0.129cm" svg:y="0.007cm" svg:width="1.559cm" svg:height="0.1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6:Sheet1.F13" chart:label-cell-address="Sheet1.F4:Sheet1.F5" chart:class="chart:area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  <draw:g>
                  <svg:desc>Sheet1.F4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F6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aximum="1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97cm" svg:height="9.824cm" xlink:href=".." xlink:type="simple" chart:class="chart:scatter" chart:column-mapping="0 2 1" chart:style-name="ch1">
        <chart:title svg:x="8.401cm" svg:y="0.332cm" chart:style-name="ch2">
          <text:p>CPU Usage</text:p>
        </chart:title>
        <chart:legend svg:x="15.77cm" svg:y="2.976cm" style:legend-expansion="custom" chartooo:width="2.419cm" chartooo:height="1.195cm" style:legend-expansion-aspect-ratio="2.02426778242678" chart:style-name="ch3"/>
        <chart:plot-area chart:style-name="ch4" table:cell-range-address="Sheet1.A4:Sheet1.A13 Sheet1.F4:Sheet1.G13" chart:data-source-has-labels="row" svg:x="0.69cm" svg:y="1.06cm" svg:width="17.868cm" svg:height="8.229cm">
          <chartooo:coordinate-region svg:x="1.497cm" svg:y="1.259cm" svg:width="16.874cm" svg:height="7.383cm"/>
          <chart:axis chart:dimension="x" chart:name="primary-x" chart:style-name="ch5">
            <chart:title svg:x="8.257cm" svg:y="9.264cm" chart:style-name="ch6">
              <text:p>Number of Robots</text:p>
            </chart:title>
          </chart:axis>
          <chart:axis chart:dimension="y" chart:name="primary-y" chart:style-name="ch7">
            <chart:title svg:x="0.171cm" svg:y="5.578cm" chart:style-name="ch8">
              <text:p>% Usage</text:p>
            </chart:title>
            <chart:grid chart:style-name="ch9" chart:class="major"/>
          </chart:axis>
          <chart:series chart:style-name="ch10" chart:values-cell-range-address="Sheet1.G6:Sheet1.G13" chart:label-cell-address="Sheet1.G4:Sheet1.G5" chart:class="chart:scatter">
            <chart:domain table:cell-range-address="Sheet1.A6:Sheet1.A13"/>
            <chart:data-point chart:repeated="8"/>
          </chart:series>
          <chart:series chart:style-name="ch11" chart:values-cell-range-address="Sheet1.F6:Sheet1.F13" chart:label-cell-address="Sheet1.F4:Sheet1.F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text:list>
                  <text:list-item>
                    <text:p>CPU</text:p>
                  </text:list-item>
                  <text:list-item>
                    <text:p/>
                  </text:list-item>
                </text:list>
                <draw:g>
                  <svg:desc>Sheet1.G4:Sheet1.G5</svg:desc>
                </draw:g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  <draw:g>
                  <svg:desc>Sheet1.F4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44">
                <text:p>44</text:p>
                <draw:g>
                  <svg:desc>Sheet1.G6:Sheet1.G13</svg:desc>
                </draw:g>
              </table:table-cell>
              <table:table-cell office:value-type="float" office:value="23">
                <text:p>23</text:p>
                <draw:g>
                  <svg:desc>Sheet1.F6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8cm" svg:height="6.828cm" xlink:href=".." xlink:type="simple" chart:class="chart:scatter" chart:column-mapping="0 2 1" chart:style-name="ch1">
        <chart:title svg:x="6.532cm" svg:y="0.272cm" chart:style-name="ch2">
          <text:p>CPU Usage of Gazebo</text:p>
        </chart:title>
        <chart:legend svg:x="13.013cm" svg:y="3.738cm" style:legend-expansion="custom" chartooo:width="3.542cm" chartooo:height="1.096cm" style:legend-expansion-aspect-ratio="3.23175182481752" chart:style-name="ch3"/>
        <chart:plot-area chart:style-name="ch4" table:cell-range-address="Sheet1.A4:Sheet1.B13 Sheet1.D4:Sheet1.D13" chart:data-source-has-labels="row" svg:x="0.807cm" svg:y="0.827cm" svg:width="16.887cm" svg:height="5.461cm">
          <chartooo:coordinate-region svg:x="1.428cm" svg:y="1.026cm" svg:width="16.079cm" svg:height="4.615cm"/>
          <chart:axis chart:dimension="x" chart:name="primary-x" chart:style-name="ch5">
            <chart:title svg:x="7.883cm" svg:y="6.268cm" chart:style-name="ch6">
              <text:p>Number of Robots</text:p>
            </chart:title>
          </chart:axis>
          <chart:axis chart:dimension="y" chart:name="primary-y" chart:style-name="ch7">
            <chart:title svg:x="0.11cm" svg:y="4.249cm" chart:style-name="ch8">
              <text:p>% Usage</text:p>
            </chart:title>
            <chart:grid chart:style-name="ch9" chart:class="major"/>
          </chart:axis>
          <chart:series chart:style-name="ch10" chart:values-cell-range-address="Sheet1.D6:Sheet1.D13" chart:label-cell-address="Sheet1.D4:Sheet1.D5" chart:class="chart:scatter">
            <chart:domain table:cell-range-address="Sheet1.A6:Sheet1.A13"/>
            <chart:data-point chart:repeated="6"/>
            <chart:data-point chart:style-name="ch11"/>
            <chart:data-point/>
          </chart:series>
          <chart:series chart:style-name="ch12" chart:values-cell-range-address="Sheet1.B6:Sheet1.B13" chart:label-cell-address="Sheet1.B4:Sheet1.B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Z Client CPU</text:p>
                <text:list>
                  <text:list-item>
                    <text:p>GZ Client</text:p>
                  </text:list-item>
                  <text:list-item>
                    <text:p>CPU</text:p>
                  </text:list-item>
                </text:list>
                <draw:g>
                  <svg:desc>Sheet1.D4:Sheet1.D5</svg:desc>
                </draw:g>
              </table:table-cell>
              <table:table-cell office:value-type="string">
                <text:p>GZ Server CPU</text:p>
                <text:list>
                  <text:list-item>
                    <text:p>GZ Server</text:p>
                  </text:list-item>
                  <text:list-item>
                    <text:p>CPU</text:p>
                  </text:list-item>
                </text:list>
                <draw:g>
                  <svg:desc>Sheet1.B4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27">
                <text:p>27</text:p>
                <draw:g>
                  <svg:desc>Sheet1.D6:Sheet1.D13</svg:desc>
                </draw:g>
              </table:table-cell>
              <table:table-cell office:value-type="float" office:value="8.5">
                <text:p>8.5</text:p>
                <draw:g>
                  <svg:desc>Sheet1.B6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93cm" svg:height="7.071cm" xlink:href=".." xlink:type="simple" chart:class="chart:scatter" chart:style-name="ch1">
        <chart:title svg:x="6.27cm" svg:y="0.277cm" chart:style-name="ch2">
          <text:p>Memory Usage of Gazebo</text:p>
        </chart:title>
        <chart:legend svg:x="13.448cm" svg:y="2.84cm" style:legend-expansion="custom" chartooo:width="3.044cm" chartooo:height="0.861cm" style:legend-expansion-aspect-ratio="3.53542392566783" chart:style-name="ch3"/>
        <chart:plot-area chart:style-name="ch4" table:cell-range-address="Sheet1.A6:Sheet1.A13 Sheet1.D4:Sheet1.D4 Sheet1.E6:Sheet1.E13 Sheet1.B4:Sheet1.B4 Sheet1.C6:Sheet1.C13" chart:data-source-has-labels="row" svg:x="0.709cm" svg:y="1.089cm" svg:width="16.558cm" svg:height="5.604cm">
          <chartooo:coordinate-region svg:x="1.145cm" svg:y="1.289cm" svg:width="15.935cm" svg:height="4.757cm"/>
          <chart:axis chart:dimension="x" chart:name="primary-x" chart:style-name="ch5">
            <chart:title svg:x="7.621cm" svg:y="6.511cm" chart:style-name="ch6">
              <text:p>Number of Robots</text:p>
            </chart:title>
          </chart:axis>
          <chart:axis chart:dimension="y" chart:name="primary-y" chart:style-name="ch7">
            <chart:title svg:x="0.079cm" svg:y="4.672cm" chart:style-name="ch8">
              <text:p>%  Usage</text:p>
            </chart:title>
            <chart:grid chart:style-name="ch9" chart:class="major"/>
          </chart:axis>
          <chart:series chart:style-name="ch10" chart:values-cell-range-address="Sheet1.E6:Sheet1.E13" chart:label-cell-address="Sheet1.D4:Sheet1.D4" chart:class="chart:scatter">
            <chart:domain table:cell-range-address="Sheet1.A6:Sheet1.A13"/>
            <chart:data-point chart:repeated="8"/>
          </chart:series>
          <chart:series chart:style-name="ch11" chart:values-cell-range-address="Sheet1.C6:Sheet1.C13" chart:label-cell-address="Sheet1.B4:Sheet1.B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Z Client</text:p>
                <draw:g>
                  <svg:desc>Sheet1.D4:Sheet1.D4</svg:desc>
                </draw:g>
              </table:table-cell>
              <table:table-cell office:value-type="string">
                <text:p>GZ Server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3.9">
                <text:p>3.9</text:p>
                <draw:g>
                  <svg:desc>Sheet1.E6:Sheet1.E13</svg:desc>
                </draw:g>
              </table:table-cell>
              <table:table-cell office:value-type="float" office:value="2.1">
                <text:p>2.1</text:p>
                <draw:g>
                  <svg:desc>Sheet1.C6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28">
                <text:p>5.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2.74">
                <text:p>2.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